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_32__20_Dots_20_1_20_Dash" svg:stroke-color="#000000" draw:fill="none" draw:textarea-horizontal-align="justify" draw:textarea-vertical-align="middle" draw:auto-grow-height="false" fo:min-height="18.352cm" fo:min-width="62.5cm"/>
    </style:style>
    <style:style style:name="gr2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standard">
      <style:graphic-properties draw:stroke="solid" svg:stroke-color="#000000" draw:fill="none" draw:fill-color="#ffffff" fo:min-height="0.556cm"/>
    </style:style>
    <style:style style:name="gr7" style:family="graphic" style:parent-style-name="standard">
      <style:graphic-properties draw:stroke="none" draw:fill="none" draw:fill-color="#ffffff" draw:auto-grow-width="true" fo:min-height="0.935cm" fo:min-width="4.333cm"/>
    </style:style>
    <style:style style:name="gr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1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9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7" style:family="graphic" style:parent-style-name="standard">
      <style:graphic-properties draw:stroke="dash" draw:stroke-dash="_32__20_Dots_20_1_20_Dash" svg:stroke-color="#000000" draw:fill="none" draw:textarea-horizontal-align="justify" draw:textarea-vertical-align="middle" draw:auto-grow-height="false" fo:min-height="16.65cm" fo:min-width="62.5cm"/>
    </style:style>
    <style:style style:name="P1" style:family="paragraph">
      <style:paragraph-properties fo:text-align="start"/>
    </style:style>
    <style:style style:name="P2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P4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5" style:family="paragraph">
      <loext:graphic-properties draw:fill="none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000000"/>
      <style:paragraph-properties fo:text-align="center"/>
    </style:style>
    <style:style style:name="P8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9" style:family="paragraph">
      <loext:graphic-properties draw:fill="none" draw:fill-color="#ffffff"/>
      <style:text-properties fo:font-size="18pt"/>
    </style:style>
    <style:style style:name="P10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center"/>
      <style:text-properties fo:font-size="12pt" style:font-size-asian="12pt" style:font-size-complex="12pt"/>
    </style:style>
    <style:style style:name="P13" style:family="paragraph">
      <style:paragraph-properties fo:text-align="center"/>
    </style:style>
    <style:style style:name="P14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6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8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font-size="3pt" style:font-size-asian="3pt" style:font-size-complex="3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3cm" svg:height="18.602cm" svg:x="1cm" svg:y="20.4cm">
          <text:p text:style-name="P1"><text:span text:style-name="T1">Layer 0 </text:span></text:p>
          <text:p text:style-name="P1"><text:span text:style-name="T1">Interface</text:span></text:p>
          <draw:enhanced-geometry svg:viewBox="0 0 21600 21600" draw:type="rectangle" draw:enhanced-path="M 0 0 L 21600 0 21600 21600 0 21600 0 0 Z N"/>
        </draw:custom-shape>
        <draw:g xml:id="id1" draw:id="id1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layout" svg:width="5.549cm" svg:height="4.74cm" svg:x="24.517cm" svg:y="28.904cm">
            <draw:text-box>
              <text:p text:style-name="P3"><text:span text:style-name="T2">One</text:span></text:p>
            </draw:text-box>
          </draw:frame>
          <draw:polygon draw:style-name="gr3" draw:text-style-name="P5" draw:layer="layout" svg:width="9.721cm" svg:height="7.479cm" svg:x="22.189cm" svg:y="26.202cm" svg:viewBox="0 0 9722 7480" draw:points="0,7480 9722,7480 4858,0">
            <text:p/>
          </draw:polygon>
          <draw:custom-shape draw:style-name="gr4" draw:text-style-name="P6" draw:layer="layout" svg:width="0.486cm" svg:height="0.5cm" svg:x="21.8cm" svg:y="33.5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31.814cm" svg:y="33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6.807cm" svg:y="25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5cm" svg:height="0.5cm" svg:x="26.8cm" svg:y="30.2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6" draw:text-style-name="P8" draw:layer="layout" svg:width="8.1cm" svg:height="0.806cm" svg:x="1.8cm" svg:y="1.594cm">
          <draw:text-box>
            <text:p text:style-name="P1"><text:span text:style-name="T3">Test of sequence control set up</text:span></text:p>
          </draw:text-box>
        </draw:frame>
        <draw:frame draw:style-name="gr7" draw:text-style-name="P9" draw:layer="layout" svg:width="4.833cm" svg:height="1.185cm" svg:x="51.2cm" svg:y="2.315cm">
          <draw:text-box>
            <text:p><text:span text:style-name="T4"><text:file-name text:display="name">GUITest006</text:file-name></text:span></text:p>
          </draw:text-box>
        </draw:frame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4" draw:layer="layout" svg:width="5.549cm" svg:height="4.74cm" svg:x="9.117cm" svg:y="30.904cm">
            <draw:text-box>
              <text:p text:style-name="P3"><text:span text:style-name="T2">Env</text:span></text:p>
            </draw:text-box>
          </draw:frame>
          <draw:polygon draw:style-name="gr3" draw:text-style-name="P5" draw:layer="layout" svg:width="9.721cm" svg:height="7.479cm" svg:x="6.789cm" svg:y="28.202cm" svg:viewBox="0 0 9722 7480" draw:points="0,7480 9722,7480 4858,0">
            <text:p/>
          </draw:polygon>
          <draw:custom-shape draw:style-name="gr4" draw:text-style-name="P6" draw:layer="layout" svg:width="0.486cm" svg:height="0.5cm" svg:x="6.4cm" svg:y="35.5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6.414cm" svg:y="35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1.407cm" svg:y="27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0" draw:layer="layout" draw:type="curve" svg:x1="32.099cm" svg:y1="33.801cm" svg:x2="22.001cm" svg:y2="33.801cm" draw:start-shape="id1" draw:start-glue-point="5" draw:end-shape="id1" draw:end-glue-point="4" svg:d="M32099 33801c0 1054-10098 1054-10098 0" svg:viewBox="0 0 10099 792">
          <text:p/>
        </draw:connector>
        <draw:connector draw:style-name="gr8" draw:text-style-name="P10" draw:layer="layout" draw:type="curve" draw:line-skew="-6.253cm" svg:x1="27.001cm" svg:y1="30.401cm" svg:x2="13.401cm" svg:y2="13.601cm" draw:start-shape="id1" draw:start-glue-point="7" draw:end-shape="id2" draw:end-glue-point="6" svg:d="M27001 30401c0-3225-13600 5175-13600-16800" svg:viewBox="0 0 13601 16801">
          <text:p/>
        </draw:connector>
        <draw:custom-shape draw:style-name="gr5" draw:text-style-name="P7" xml:id="id4" draw:id="id4" draw:layer="layout" svg:width="0.5cm" svg:height="0.5cm" svg:x="25.1cm" svg:y="24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3" draw:id="id3" draw:layer="layout" svg:width="0.5cm" svg:height="0.5cm" svg:x="26.801cm" svg:y="24.3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27.051cm" svg:y1="24.803cm" svg:x2="27.05cm" svg:y2="25.702cm" draw:start-shape="id3" draw:start-glue-point="8" draw:end-shape="id1" draw:end-glue-point="0" svg:d="M27051 24803l-1 899" svg:viewBox="0 0 2 900">
          <text:p/>
        </draw:connector>
        <draw:connector draw:style-name="gr9" draw:text-style-name="P11" draw:layer="layout" draw:type="line" svg:x1="25.6cm" svg:y1="24.552cm" svg:x2="26.801cm" svg:y2="24.553cm" draw:start-shape="id4" draw:start-glue-point="10" draw:end-shape="id3" draw:end-glue-point="6" svg:d="M25600 24552l1201 1" svg:viewBox="0 0 1202 2">
          <text:p/>
        </draw:connector>
        <draw:connector draw:style-name="gr10" draw:text-style-name="P10" draw:layer="layout" draw:type="curve" svg:x1="23.498cm" svg:y1="13.6cm" svg:x2="27.051cm" svg:y2="24.303cm" draw:start-shape="id2" draw:start-glue-point="4" draw:end-shape="id3" draw:end-glue-point="4" svg:d="M23498 13600c0 8179 3553 2828 3553 10703" svg:viewBox="0 0 3554 10704">
          <text:p text:style-name="P12">Key</text:p>
        </draw:connector>
        <draw:connector draw:style-name="gr9" draw:text-style-name="P11" xml:id="id24" draw:id="id24" draw:layer="ConfigLayout" draw:type="line" svg:x1="5.2cm" svg:y1="36.952cm" svg:x2="6.601cm" svg:y2="35.802cm" svg:d="M5200 36952l1401-1150" svg:viewBox="0 0 1402 1151">
          <text:p/>
        </draw:connector>
        <draw:g>
          <draw:g>
            <draw:custom-shape draw:style-name="gr11" draw:text-style-name="P14" draw:layer="ConfigLayout" svg:width="0.8cm" svg:height="0.3cm" svg:x="1.9cm" svg:y="36.202cm">
              <text:p text:style-name="P13"><text:span text:style-name="T5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4" draw:layer="ConfigLayout" svg:width="2.5cm" svg:height="0.3cm" svg:x="2.7cm" svg:y="36.2cm">
              <text:p text:style-name="P13"><text:span text:style-name="T5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1" draw:text-style-name="P14" draw:layer="ConfigLayout" svg:width="0.8cm" svg:height="0.3cm" svg:x="1.9cm" svg:y="36.502cm">
              <text:p text:style-name="P13"><text:span text:style-name="T5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2" draw:text-style-name="P14" draw:layer="ConfigLayout" svg:width="2.5cm" svg:height="0.3cm" svg:x="2.7cm" svg:y="36.5cm">
              <text:p text:style-name="P13"><text:span text:style-name="T5">Paus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3" draw:text-style-name="P14" draw:layer="ConfigLayout" svg:width="3.3cm" svg:height="0.3cm" svg:x="1.9cm" svg:y="36.802cm">
              <text:p text:style-name="P13"><text:span text:style-name="T5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4" draw:layer="ConfigLayout" svg:width="1.1cm" svg:height="0.3cm" svg:x="4.1cm" svg:y="37.402cm">
                <text:p text:style-name="P13"><text:span text:style-name="T5">Boolea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4" draw:layer="ConfigLayout" svg:width="1.4cm" svg:height="0.3cm" svg:x="1.9cm" svg:y="37.402cm">
                <text:p text:style-name="P13"><text:span text:style-name="T5">ConstantRat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4" draw:layer="ConfigLayout" svg:width="0.8cm" svg:height="0.3cm" svg:x="3.3cm" svg:y="37.402cm">
                <text:p text:style-name="P13"><text:span text:style-name="T5">tru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4" draw:text-style-name="P14" draw:layer="ConfigLayout" svg:width="1.1cm" svg:height="0.3cm" svg:x="4.1cm" svg:y="37.102cm">
                <text:p text:style-name="P13"><text:span text:style-name="T5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5" draw:text-style-name="P14" draw:layer="ConfigLayout" svg:width="1.4cm" svg:height="0.3cm" svg:x="1.9cm" svg:y="37.102cm">
                <text:p text:style-name="P13"><text:span text:style-name="T5">Pau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1" draw:text-style-name="P14" draw:layer="ConfigLayout" svg:width="0.8cm" svg:height="0.3cm" svg:x="3.3cm" svg:y="37.102cm">
                <text:p text:style-name="P13"><text:span text:style-name="T5">5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4" draw:layer="ConfigLayout" svg:width="0.8cm" svg:height="0.3cm" svg:x="18.5cm" svg:y="34.804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ConfigLayout" svg:width="2.5cm" svg:height="0.3cm" svg:x="19.3cm" svg:y="34.802cm">
              <text:p text:style-name="P13"><text:span text:style-name="T5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4" draw:layer="ConfigLayout" svg:width="3.3cm" svg:height="0.3cm" svg:x="18.5cm" svg:y="34.802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ConfigLayout" draw:type="line" svg:x1="20.15cm" svg:y1="34.803cm" svg:x2="22.001cm" svg:y2="33.802cm" svg:d="M20150 34803l1851-1001" svg:viewBox="0 0 1852 1002">
          <text:p/>
        </draw:connector>
        <draw:connector draw:style-name="gr9" draw:text-style-name="P11" draw:layer="ConfigLayout" draw:type="line" svg:x1="32.95cm" svg:y1="30.702cm" svg:x2="32.1cm" svg:y2="33.802cm" draw:start-shape="id5" svg:d="M32950 30702l-850 3100" svg:viewBox="0 0 851 3101">
          <text:p/>
        </draw:connector>
        <draw:g xml:id="id5" draw:id="id5">
          <draw:g>
            <draw:custom-shape draw:style-name="gr11" draw:text-style-name="P14" draw:layer="ConfigLayout" svg:width="0.8cm" svg:height="0.3cm" svg:x="31.3cm" svg:y="29.502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ConfigLayout" svg:width="2.5cm" svg:height="0.3cm" svg:x="32.1cm" svg:y="29.5cm">
              <text:p text:style-name="P13"><text:span text:style-name="T5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4" draw:layer="ConfigLayout" svg:width="3.3cm" svg:height="0.3cm" svg:x="31.3cm" svg:y="29.802cm">
              <text:p text:style-name="P13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4" draw:layer="ConfigLayout" svg:width="1.1cm" svg:height="0.3cm" svg:x="33.5cm" svg:y="30.402cm">
                <text:p text:style-name="P13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31.3cm" svg:y="30.402cm">
                <text:p text:style-name="P13"><text:span text:style-name="T5">Slow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32.4cm" svg:y="30.402cm">
                <text:p text:style-name="P13"><text:span text:style-name="T5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" draw:text-style-name="P14" draw:layer="ConfigLayout" svg:width="1.1cm" svg:height="0.3cm" svg:x="33.5cm" svg:y="30.102cm">
                <text:p text:style-name="P13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31.3cm" svg:y="30.102cm">
                <text:p text:style-name="P13"><text:span text:style-name="T5">Gain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32.4cm" svg:y="30.102cm">
                <text:p text:style-name="P13"><text:span text:style-name="T5">1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6" draw:id="id6">
          <draw:g>
            <draw:custom-shape draw:style-name="gr11" draw:text-style-name="P14" draw:layer="ConfigLayout" svg:width="0.8cm" svg:height="0.3cm" svg:x="29.301cm" svg:y="23.604cm">
              <text:p text:style-name="P13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ConfigLayout" svg:width="2.5cm" svg:height="0.3cm" svg:x="30.101cm" svg:y="23.602cm">
              <text:p text:style-name="P13"><text:span text:style-name="T5">On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4" draw:layer="ConfigLayout" svg:width="0.8cm" svg:height="0.3cm" svg:x="29.301cm" svg:y="23.904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ConfigLayout" svg:width="2.5cm" svg:height="0.3cm" svg:x="30.101cm" svg:y="23.902cm">
              <text:p text:style-name="P13"><text:span text:style-name="T5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4" draw:layer="ConfigLayout" svg:width="3.3cm" svg:height="0.3cm" svg:x="29.301cm" svg:y="24.204cm">
              <text:p text:style-name="P13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4" draw:layer="ConfigLayout" svg:width="1.1cm" svg:height="0.3cm" svg:x="31.501cm" svg:y="24.504cm">
                <text:p text:style-name="P13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29.301cm" svg:y="24.504cm">
                <text:p text:style-name="P13"><text:span text:style-name="T5">Key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30.401cm" svg:y="24.504cm">
                <text:p text:style-name="P13"><text:span text:style-name="T5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4" draw:layer="ConfigLayout" svg:width="0.8cm" svg:height="0.3cm" svg:x="28.501cm" svg:y="25.302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ConfigLayout" svg:width="2.5cm" svg:height="0.3cm" svg:x="29.301cm" svg:y="25.3cm">
              <text:p text:style-name="P13"><text:span text:style-name="T5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4" draw:layer="ConfigLayout" svg:width="3.3cm" svg:height="0.3cm" svg:x="28.501cm" svg:y="25.3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ConfigLayout" draw:type="line" svg:x1="29.301cm" svg:y1="24.203cm" svg:x2="27.302cm" svg:y2="24.553cm" draw:start-shape="id6" draw:start-glue-point="3" svg:d="M29301 24203l-1999 350" svg:viewBox="0 0 2000 351">
          <text:p/>
        </draw:connector>
        <draw:connector draw:style-name="gr9" draw:text-style-name="P11" draw:layer="ConfigLayout" draw:type="line" svg:x1="28.501cm" svg:y1="25.487cm" svg:x2="27.051cm" svg:y2="25.738cm" svg:d="M28501 25487l-1450 251" svg:viewBox="0 0 1451 252">
          <text:p/>
        </draw:connector>
        <draw:connector draw:style-name="gr9" draw:text-style-name="P11" draw:layer="ConfigLayout" draw:type="line" svg:x1="23cm" svg:y1="23.403cm" svg:x2="25.1cm" svg:y2="24.552cm" svg:d="M23000 23403l2100 1149" svg:viewBox="0 0 2101 1150">
          <text:p/>
        </draw:connector>
        <draw:g>
          <draw:g>
            <draw:custom-shape draw:style-name="gr11" draw:text-style-name="P14" draw:layer="ConfigLayout" svg:width="0.8cm" svg:height="0.3cm" svg:x="19.7cm" svg:y="22.804cm">
              <text:p text:style-name="P13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ConfigLayout" svg:width="2.5cm" svg:height="0.3cm" svg:x="20.5cm" svg:y="22.802cm">
              <text:p text:style-name="P13"><text:span text:style-name="T5">On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4" draw:layer="ConfigLayout" svg:width="0.8cm" svg:height="0.3cm" svg:x="19.7cm" svg:y="23.104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ConfigLayout" svg:width="2.5cm" svg:height="0.3cm" svg:x="20.5cm" svg:y="23.102cm">
              <text:p text:style-name="P13"><text:span text:style-name="T5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4" draw:layer="ConfigLayout" svg:width="3.3cm" svg:height="0.3cm" svg:x="19.7cm" svg:y="23.404cm">
              <text:p text:style-name="P13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4" draw:layer="ConfigLayout" svg:width="1.1cm" svg:height="0.3cm" svg:x="21.9cm" svg:y="23.704cm">
                <text:p text:style-name="P13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19.7cm" svg:y="23.704cm">
                <text:p text:style-name="P13"><text:span text:style-name="T5">Constant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20.8cm" svg:y="23.704cm">
                <text:p text:style-name="P13"><text:span text:style-name="T5">1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4" draw:layer="ConfigLayout" svg:width="0.8cm" svg:height="0.3cm" svg:x="8cm" svg:y="12.704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ConfigLayout" svg:width="2.5cm" svg:height="0.3cm" svg:x="8.8cm" svg:y="12.702cm">
              <text:p text:style-name="P13"><text:span text:style-name="T5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4" draw:layer="ConfigLayout" svg:width="3.3cm" svg:height="0.3cm" svg:x="8cm" svg:y="13.004cm">
              <text:p text:style-name="P13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4" draw:layer="ConfigLayout" svg:width="1.1cm" svg:height="0.3cm" svg:x="10.2cm" svg:y="13.304cm">
                <text:p text:style-name="P13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8cm" svg:y="13.304cm">
                <text:p text:style-name="P13"><text:span text:style-name="T5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5" draw:layer="ConfigLayout" svg:width="1.1cm" svg:height="0.3cm" svg:x="9.1cm" svg:y="13.304cm">
                <text:p text:style-name="P13"><text:span text:style-name="T6">0.01,0.001,0.112,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9" draw:text-style-name="P11" draw:layer="ConfigLayout" draw:type="line" svg:x1="11.3cm" svg:y1="13.153cm" svg:x2="13.401cm" svg:y2="13.601cm" draw:end-shape="id2" draw:end-glue-point="6" svg:d="M11300 13153l2101 448" svg:viewBox="0 0 2102 449">
          <text:p/>
        </draw:connector>
        <draw:connector draw:style-name="gr9" draw:text-style-name="P11" draw:layer="ConfigLayout" draw:type="line" svg:x1="25cm" svg:y1="13.151cm" svg:x2="23.498cm" svg:y2="13.6cm" draw:start-shape="id7" draw:end-shape="id2" draw:end-glue-point="4" svg:d="M25000 13151l-1502 449" svg:viewBox="0 0 1503 450">
          <text:p/>
        </draw:connector>
        <draw:g xml:id="id8" draw:id="id8">
          <draw:g>
            <draw:custom-shape draw:style-name="gr11" draw:text-style-name="P14" draw:layer="ConfigLayout" svg:width="0.8cm" svg:height="0.3cm" svg:x="21.4cm" svg:y="4.202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ConfigLayout" svg:width="2.5cm" svg:height="0.3cm" svg:x="22.2cm" svg:y="4.2cm">
              <text:p text:style-name="P13"><text:span text:style-name="T5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4" draw:layer="ConfigLayout" svg:width="3.3cm" svg:height="0.3cm" svg:x="21.4cm" svg:y="4.502cm">
              <text:p text:style-name="P13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4" draw:layer="ConfigLayout" svg:width="1.1cm" svg:height="0.3cm" svg:x="23.6cm" svg:y="4.802cm">
                <text:p text:style-name="P13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21.4cm" svg:y="4.802cm">
                <text:p text:style-name="P13"><text:span text:style-name="T5">Constant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22.5cm" svg:y="4.802cm">
                <text:p text:style-name="P13"><text:span text:style-name="T5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9" draw:text-style-name="P11" draw:layer="ConfigLayout" draw:type="line" svg:x1="21.4cm" svg:y1="4.651cm" svg:x2="18.498cm" svg:y2="5.802cm" draw:start-shape="id8" draw:start-glue-point="3" draw:end-shape="id2" draw:end-glue-point="5" svg:d="M21400 4651l-2902 1151" svg:viewBox="0 0 2903 1152">
          <text:p/>
        </draw:connector>
        <draw:g xml:id="id7" draw:id="id7">
          <draw:g>
            <draw:custom-shape draw:style-name="gr11" draw:text-style-name="P14" draw:layer="layout" svg:width="0.8cm" svg:height="0.3cm" svg:x="25cm" svg:y="13.002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layout" svg:width="2.5cm" svg:height="0.3cm" svg:x="25.8cm" svg:y="13cm">
              <text:p text:style-name="P13"><text:span text:style-name="T5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4" draw:layer="layout" svg:width="3.3cm" svg:height="0.3cm" svg:x="25cm" svg:y="13cm">
            <text:p/>
            <draw:enhanced-geometry svg:viewBox="0 0 21600 21600" draw:type="rectangle" draw:enhanced-path="M 0 0 L 21600 0 21600 21600 0 21600 0 0 Z N"/>
          </draw:custom-shape>
        </draw:g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6" draw:layer="layout" svg:width="5.549cm" svg:height="4.74cm" svg:x="15.917cm" svg:y="8.704cm">
            <draw:text-box>
              <text:p text:style-name="P3"><text:span text:style-name="T7">Dummy</text:span></text:p>
              <text:p text:style-name="P3"><text:span text:style-name="T7">Sequence</text:span></text:p>
            </draw:text-box>
          </draw:frame>
          <draw:polygon draw:style-name="gr3" draw:text-style-name="P5" draw:layer="layout" svg:width="9.721cm" svg:height="7.479cm" svg:x="13.589cm" svg:y="6.002cm" svg:viewBox="0 0 9722 7480" draw:points="0,7480 9722,7480 4858,0">
            <text:p/>
          </draw:polygon>
          <draw:custom-shape draw:style-name="gr4" draw:text-style-name="P6" draw:layer="layout" svg:width="0.486cm" svg:height="0.5cm" svg:x="13.2cm" svg:y="13.3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23.214cm" svg:y="13.3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18.207cm" svg:y="5.5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9" draw:id="id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layout" svg:width="5.549cm" svg:height="4.74cm" svg:x="38.617cm" svg:y="29.004cm">
            <draw:text-box>
              <text:p text:style-name="P3"><text:span text:style-name="T2">Two</text:span></text:p>
            </draw:text-box>
          </draw:frame>
          <draw:polygon draw:style-name="gr3" draw:text-style-name="P5" draw:layer="layout" svg:width="9.721cm" svg:height="7.479cm" svg:x="36.289cm" svg:y="26.302cm" svg:viewBox="0 0 9722 7480" draw:points="0,7480 9722,7480 4858,0">
            <text:p/>
          </draw:polygon>
          <draw:custom-shape draw:style-name="gr4" draw:text-style-name="P6" draw:layer="layout" svg:width="0.486cm" svg:height="0.5cm" svg:x="35.9cm" svg:y="33.60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45.914cm" svg:y="33.6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486cm" svg:height="0.5cm" svg:x="40.907cm" svg:y="25.8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layout" svg:width="0.5cm" svg:height="0.5cm" svg:x="40.9cm" svg:y="30.30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0" draw:layer="layout" draw:type="curve" svg:x1="46.199cm" svg:y1="33.901cm" svg:x2="36.101cm" svg:y2="33.901cm" draw:start-shape="id9" draw:start-glue-point="5" draw:end-shape="id9" draw:end-glue-point="4" svg:d="M46199 33901c0 1054-10098 1054-10098 0" svg:viewBox="0 0 10099 792">
          <text:p/>
        </draw:connector>
        <draw:custom-shape draw:style-name="gr5" draw:text-style-name="P7" xml:id="id11" draw:id="id11" draw:layer="layout" svg:width="0.5cm" svg:height="0.5cm" svg:x="39.2cm" svg:y="24.4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0" draw:id="id10" draw:layer="layout" svg:width="0.5cm" svg:height="0.5cm" svg:x="40.901cm" svg:y="24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41.151cm" svg:y1="24.903cm" svg:x2="41.15cm" svg:y2="25.802cm" draw:start-shape="id10" draw:start-glue-point="8" draw:end-shape="id9" draw:end-glue-point="0" svg:d="M41151 24903l-1 899" svg:viewBox="0 0 2 900">
          <text:p/>
        </draw:connector>
        <draw:connector draw:style-name="gr9" draw:text-style-name="P11" draw:layer="layout" draw:type="line" svg:x1="39.7cm" svg:y1="24.652cm" svg:x2="40.901cm" svg:y2="24.653cm" draw:start-shape="id11" draw:start-glue-point="10" draw:end-shape="id10" draw:end-glue-point="6" svg:d="M39700 24652l1201 1" svg:viewBox="0 0 1202 2">
          <text:p/>
        </draw:connector>
        <draw:g xml:id="id12" draw:id="id12">
          <draw:g>
            <draw:custom-shape draw:style-name="gr11" draw:text-style-name="P14" draw:layer="layout" svg:width="0.8cm" svg:height="0.3cm" svg:x="33.6cm" svg:y="31.6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layout" svg:width="2.5cm" svg:height="0.3cm" svg:x="34.4cm" svg:y="31.598cm">
              <text:p text:style-name="P13"><text:span text:style-name="T5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4" draw:layer="layout" svg:width="3.3cm" svg:height="0.3cm" svg:x="33.6cm" svg:y="31.598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layout" draw:type="line" svg:x1="35.25cm" svg:y1="31.9cm" svg:x2="36.101cm" svg:y2="33.902cm" draw:start-shape="id12" draw:start-glue-point="2" svg:d="M35250 31900l851 2002" svg:viewBox="0 0 852 2003">
          <text:p/>
        </draw:connector>
        <draw:connector draw:style-name="gr9" draw:text-style-name="P11" draw:layer="layout" draw:type="line" svg:x1="46.65cm" svg:y1="31.302cm" svg:x2="46.2cm" svg:y2="33.902cm" draw:start-shape="id13" draw:start-glue-point="2" svg:d="M46650 31302l-450 2600" svg:viewBox="0 0 451 2601">
          <text:p/>
        </draw:connector>
        <draw:g xml:id="id13" draw:id="id13">
          <draw:g>
            <draw:custom-shape draw:style-name="gr11" draw:text-style-name="P14" draw:layer="layout" svg:width="0.8cm" svg:height="0.3cm" svg:x="45cm" svg:y="30.102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layout" svg:width="2.5cm" svg:height="0.3cm" svg:x="45.8cm" svg:y="30.1cm">
              <text:p text:style-name="P13"><text:span text:style-name="T5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4" draw:layer="layout" svg:width="3.3cm" svg:height="0.3cm" svg:x="45cm" svg:y="30.402cm">
              <text:p text:style-name="P13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4" draw:layer="layout" svg:width="1.1cm" svg:height="0.3cm" svg:x="47.2cm" svg:y="31.002cm">
                <text:p text:style-name="P13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layout" svg:width="1.1cm" svg:height="0.3cm" svg:x="45cm" svg:y="31.002cm">
                <text:p text:style-name="P13"><text:span text:style-name="T5">Slow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layout" svg:width="1.1cm" svg:height="0.3cm" svg:x="46.1cm" svg:y="31.002cm">
                <text:p text:style-name="P13"><text:span text:style-name="T5">10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" draw:text-style-name="P14" draw:layer="layout" svg:width="1.1cm" svg:height="0.3cm" svg:x="47.2cm" svg:y="30.702cm">
                <text:p text:style-name="P13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layout" svg:width="1.1cm" svg:height="0.3cm" svg:x="45cm" svg:y="30.702cm">
                <text:p text:style-name="P13"><text:span text:style-name="T5">Gain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layout" svg:width="1.1cm" svg:height="0.3cm" svg:x="46.1cm" svg:y="30.702cm">
                <text:p text:style-name="P13"><text:span text:style-name="T5">100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1" draw:text-style-name="P14" draw:layer="layout" svg:width="0.8cm" svg:height="0.3cm" svg:x="43.401cm" svg:y="23.704cm">
              <text:p text:style-name="P13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layout" svg:width="2.5cm" svg:height="0.3cm" svg:x="44.201cm" svg:y="23.702cm">
              <text:p text:style-name="P13"><text:span text:style-name="T5">Two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4" draw:layer="layout" svg:width="0.8cm" svg:height="0.3cm" svg:x="43.401cm" svg:y="24.004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layout" svg:width="2.5cm" svg:height="0.3cm" svg:x="44.201cm" svg:y="24.002cm">
              <text:p text:style-name="P13"><text:span text:style-name="T5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4" draw:layer="layout" svg:width="3.3cm" svg:height="0.3cm" svg:x="43.401cm" svg:y="24.304cm">
              <text:p text:style-name="P13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4" draw:layer="layout" svg:width="1.1cm" svg:height="0.3cm" svg:x="45.601cm" svg:y="24.604cm">
                <text:p text:style-name="P13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layout" svg:width="1.1cm" svg:height="0.3cm" svg:x="43.401cm" svg:y="24.604cm">
                <text:p text:style-name="P13"><text:span text:style-name="T5">Key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layout" svg:width="1.1cm" svg:height="0.3cm" svg:x="44.501cm" svg:y="24.604cm">
                <text:p text:style-name="P13"><text:span text:style-name="T5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4" draw:layer="layout" svg:width="0.8cm" svg:height="0.3cm" svg:x="42.601cm" svg:y="25.402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layout" svg:width="2.5cm" svg:height="0.3cm" svg:x="43.401cm" svg:y="25.4cm">
              <text:p text:style-name="P13"><text:span text:style-name="T5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4" draw:layer="layout" svg:width="3.3cm" svg:height="0.3cm" svg:x="42.601cm" svg:y="25.4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layout" draw:type="line" svg:x1="43.401cm" svg:y1="24.303cm" svg:x2="41.402cm" svg:y2="24.653cm" draw:start-shape="id14" draw:start-glue-point="3" svg:d="M43401 24303l-1999 350" svg:viewBox="0 0 2000 351">
          <text:p/>
        </draw:connector>
        <draw:connector draw:style-name="gr9" draw:text-style-name="P11" draw:layer="layout" draw:type="line" svg:x1="42.601cm" svg:y1="25.587cm" svg:x2="41.151cm" svg:y2="25.838cm" svg:d="M42601 25587l-1450 251" svg:viewBox="0 0 1451 252">
          <text:p/>
        </draw:connector>
        <draw:connector draw:style-name="gr9" draw:text-style-name="P11" draw:layer="layout" draw:type="line" svg:x1="38.2cm" svg:y1="22.703cm" svg:x2="39.2cm" svg:y2="24.652cm" draw:start-shape="id15" draw:start-glue-point="1" svg:d="M38200 22703l1000 1949" svg:viewBox="0 0 1001 1950">
          <text:p/>
        </draw:connector>
        <draw:g xml:id="id15" draw:id="id15">
          <draw:g>
            <draw:custom-shape draw:style-name="gr11" draw:text-style-name="P14" draw:layer="layout" svg:width="0.8cm" svg:height="0.3cm" svg:x="34.9cm" svg:y="22.104cm">
              <text:p text:style-name="P13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layout" svg:width="2.5cm" svg:height="0.3cm" svg:x="35.7cm" svg:y="22.102cm">
              <text:p text:style-name="P13"><text:span text:style-name="T5">Two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4" draw:layer="layout" svg:width="0.8cm" svg:height="0.3cm" svg:x="34.9cm" svg:y="22.404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layout" svg:width="2.5cm" svg:height="0.3cm" svg:x="35.7cm" svg:y="22.402cm">
              <text:p text:style-name="P13"><text:span text:style-name="T5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4" draw:layer="layout" svg:width="3.3cm" svg:height="0.3cm" svg:x="34.9cm" svg:y="22.704cm">
              <text:p text:style-name="P13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4" draw:layer="layout" svg:width="1.1cm" svg:height="0.3cm" svg:x="37.1cm" svg:y="23.004cm">
                <text:p text:style-name="P13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layout" svg:width="1.1cm" svg:height="0.3cm" svg:x="34.9cm" svg:y="23.004cm">
                <text:p text:style-name="P13"><text:span text:style-name="T5">Constant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layout" svg:width="1.1cm" svg:height="0.3cm" svg:x="36cm" svg:y="23.004cm">
                <text:p text:style-name="P13"><text:span text:style-name="T5">1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8" draw:text-style-name="P10" draw:layer="layout" draw:type="curve" draw:line-skew="-11.778cm" svg:x1="41.101cm" svg:y1="30.501cm" svg:x2="13.401cm" svg:y2="13.601cm" draw:start-shape="id9" draw:start-glue-point="7" draw:end-shape="id2" draw:end-glue-point="6" svg:d="M41101 30501c0-11512-27700-3063-27700-16900" svg:viewBox="0 0 27701 16901">
          <text:p/>
        </draw:connector>
        <draw:connector draw:style-name="gr10" draw:text-style-name="P10" draw:layer="layout" draw:type="curve" svg:x1="23.498cm" svg:y1="13.6cm" svg:x2="41.151cm" svg:y2="24.403cm" draw:start-shape="id2" draw:start-glue-point="4" draw:end-shape="id10" draw:end-glue-point="4" svg:d="M23498 13600c0 8254 17653 2853 17653 10803" svg:viewBox="0 0 17654 10804">
          <text:p text:style-name="P12">Key</text:p>
        </draw:connector>
        <draw:custom-shape draw:style-name="gr17" draw:text-style-name="P2" draw:layer="layout" svg:width="63cm" svg:height="16.9cm" svg:x="1cm" svg:y="3.5cm">
          <text:p text:style-name="P1"><text:span text:style-name="T1">Layer 1 </text:span></text:p>
          <text:p text:style-name="P1"><text:span text:style-name="T1">Sequence</text:span></text:p>
          <draw:enhanced-geometry svg:viewBox="0 0 21600 21600" draw:type="rectangle" draw:enhanced-path="M 0 0 L 21600 0 21600 21600 0 21600 0 0 Z N"/>
        </draw:custom-shape>
        <draw:g xml:id="id16" draw:id="id16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2" draw:text-style-name="P4" draw:layer="ConfigLayout" svg:width="5.549cm" svg:height="4.74cm" svg:x="53.017cm" svg:y="29.037cm">
            <draw:text-box>
              <text:p text:style-name="P3"><text:span text:style-name="T2">Three</text:span></text:p>
            </draw:text-box>
          </draw:frame>
          <draw:polygon draw:style-name="gr3" draw:text-style-name="P5" draw:layer="ConfigLayout" svg:width="9.721cm" svg:height="7.479cm" svg:x="50.689cm" svg:y="26.335cm" svg:viewBox="0 0 9722 7480" draw:points="0,7480 9722,7480 4858,0">
            <text:p/>
          </draw:polygon>
          <draw:custom-shape draw:style-name="gr4" draw:text-style-name="P6" draw:layer="ConfigLayout" svg:width="0.486cm" svg:height="0.5cm" svg:x="50.3cm" svg:y="33.63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ConfigLayout" svg:width="0.486cm" svg:height="0.5cm" svg:x="60.314cm" svg:y="33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ConfigLayout" svg:width="0.486cm" svg:height="0.5cm" svg:x="55.307cm" svg:y="25.8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7" draw:layer="ConfigLayout" svg:width="0.5cm" svg:height="0.5cm" svg:x="55.3cm" svg:y="30.3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8" draw:text-style-name="P10" draw:layer="ConfigLayout" draw:type="curve" svg:x1="60.599cm" svg:y1="33.934cm" svg:x2="50.501cm" svg:y2="33.934cm" draw:start-shape="id16" draw:start-glue-point="5" draw:end-shape="id16" draw:end-glue-point="4" svg:d="M60599 33934c0 1054-10098 1054-10098 0" svg:viewBox="0 0 10099 792">
          <text:p/>
        </draw:connector>
        <draw:custom-shape draw:style-name="gr5" draw:text-style-name="P7" xml:id="id18" draw:id="id18" draw:layer="ConfigLayout" svg:width="0.5cm" svg:height="0.5cm" svg:x="53.6cm" svg:y="24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7" xml:id="id17" draw:id="id17" draw:layer="ConfigLayout" svg:width="0.5cm" svg:height="0.5cm" svg:x="55.301cm" svg:y="24.4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ConfigLayout" draw:type="line" svg:x1="55.551cm" svg:y1="24.936cm" svg:x2="55.55cm" svg:y2="25.835cm" draw:start-shape="id17" draw:start-glue-point="8" draw:end-shape="id16" draw:end-glue-point="0" svg:d="M55551 24936l-1 899" svg:viewBox="0 0 2 900">
          <text:p/>
        </draw:connector>
        <draw:connector draw:style-name="gr9" draw:text-style-name="P11" draw:layer="ConfigLayout" draw:type="line" svg:x1="54.1cm" svg:y1="24.685cm" svg:x2="55.301cm" svg:y2="24.686cm" draw:start-shape="id18" draw:start-glue-point="10" draw:end-shape="id17" draw:end-glue-point="6" svg:d="M54100 24685l1201 1" svg:viewBox="0 0 1202 2">
          <text:p/>
        </draw:connector>
        <draw:g xml:id="id19" draw:id="id19">
          <draw:g>
            <draw:custom-shape draw:style-name="gr11" draw:text-style-name="P14" draw:layer="ConfigLayout" svg:width="0.8cm" svg:height="0.3cm" svg:x="48cm" svg:y="31.633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ConfigLayout" svg:width="2.5cm" svg:height="0.3cm" svg:x="48.8cm" svg:y="31.631cm">
              <text:p text:style-name="P13"><text:span text:style-name="T5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4" draw:layer="ConfigLayout" svg:width="3.3cm" svg:height="0.3cm" svg:x="48cm" svg:y="31.631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ConfigLayout" draw:type="line" svg:x1="49.65cm" svg:y1="31.933cm" svg:x2="50.501cm" svg:y2="33.935cm" draw:start-shape="id19" draw:start-glue-point="2" svg:d="M49650 31933l851 2002" svg:viewBox="0 0 852 2003">
          <text:p/>
        </draw:connector>
        <draw:connector draw:style-name="gr9" draw:text-style-name="P11" draw:layer="ConfigLayout" draw:type="line" svg:x1="61.05cm" svg:y1="31.335cm" svg:x2="60.6cm" svg:y2="33.935cm" draw:start-shape="id20" draw:start-glue-point="2" svg:d="M61050 31335l-450 2600" svg:viewBox="0 0 451 2601">
          <text:p/>
        </draw:connector>
        <draw:g xml:id="id20" draw:id="id20">
          <draw:g>
            <draw:custom-shape draw:style-name="gr11" draw:text-style-name="P14" draw:layer="ConfigLayout" svg:width="0.8cm" svg:height="0.3cm" svg:x="59.4cm" svg:y="30.135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ConfigLayout" svg:width="2.5cm" svg:height="0.3cm" svg:x="60.2cm" svg:y="30.133cm">
              <text:p text:style-name="P13"><text:span text:style-name="T5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4" draw:layer="ConfigLayout" svg:width="3.3cm" svg:height="0.3cm" svg:x="59.4cm" svg:y="30.435cm">
              <text:p text:style-name="P13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4" draw:layer="ConfigLayout" svg:width="1.1cm" svg:height="0.3cm" svg:x="61.6cm" svg:y="31.035cm">
                <text:p text:style-name="P13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59.4cm" svg:y="31.035cm">
                <text:p text:style-name="P13"><text:span text:style-name="T5">Slow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60.5cm" svg:y="31.035cm">
                <text:p text:style-name="P13"><text:span text:style-name="T5">10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4" draw:text-style-name="P14" draw:layer="ConfigLayout" svg:width="1.1cm" svg:height="0.3cm" svg:x="61.6cm" svg:y="30.735cm">
                <text:p text:style-name="P13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59.4cm" svg:y="30.735cm">
                <text:p text:style-name="P13"><text:span text:style-name="T5">Gain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60.5cm" svg:y="30.735cm">
                <text:p text:style-name="P13"><text:span text:style-name="T5">9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1" draw:id="id21">
          <draw:g>
            <draw:custom-shape draw:style-name="gr11" draw:text-style-name="P14" draw:layer="ConfigLayout" svg:width="0.8cm" svg:height="0.3cm" svg:x="57.801cm" svg:y="23.737cm">
              <text:p text:style-name="P13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ConfigLayout" svg:width="2.5cm" svg:height="0.3cm" svg:x="58.601cm" svg:y="23.735cm">
              <text:p text:style-name="P13"><text:span text:style-name="T5">Thre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4" draw:layer="ConfigLayout" svg:width="0.8cm" svg:height="0.3cm" svg:x="57.801cm" svg:y="24.037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ConfigLayout" svg:width="2.5cm" svg:height="0.3cm" svg:x="58.601cm" svg:y="24.035cm">
              <text:p text:style-name="P13"><text:span text:style-name="T5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4" draw:layer="ConfigLayout" svg:width="3.3cm" svg:height="0.3cm" svg:x="57.801cm" svg:y="24.337cm">
              <text:p text:style-name="P13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4" draw:layer="ConfigLayout" svg:width="1.1cm" svg:height="0.3cm" svg:x="60.001cm" svg:y="24.637cm">
                <text:p text:style-name="P13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57.801cm" svg:y="24.637cm">
                <text:p text:style-name="P13"><text:span text:style-name="T5">Key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58.901cm" svg:y="24.637cm">
                <text:p text:style-name="P13"><text:span text:style-name="T5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>
          <draw:g>
            <draw:custom-shape draw:style-name="gr11" draw:text-style-name="P14" draw:layer="ConfigLayout" svg:width="0.8cm" svg:height="0.3cm" svg:x="57.001cm" svg:y="25.435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ConfigLayout" svg:width="2.5cm" svg:height="0.3cm" svg:x="57.801cm" svg:y="25.433cm">
              <text:p text:style-name="P13"><text:span text:style-name="T5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16" draw:text-style-name="P14" draw:layer="ConfigLayout" svg:width="3.3cm" svg:height="0.3cm" svg:x="57.001cm" svg:y="25.433cm">
            <text:p/>
            <draw:enhanced-geometry svg:viewBox="0 0 21600 21600" draw:type="rectangle" draw:enhanced-path="M 0 0 L 21600 0 21600 21600 0 21600 0 0 Z N"/>
          </draw:custom-shape>
        </draw:g>
        <draw:connector draw:style-name="gr9" draw:text-style-name="P11" draw:layer="ConfigLayout" draw:type="line" svg:x1="57.801cm" svg:y1="24.336cm" svg:x2="55.802cm" svg:y2="24.686cm" draw:start-shape="id21" draw:start-glue-point="3" svg:d="M57801 24336l-1999 350" svg:viewBox="0 0 2000 351">
          <text:p/>
        </draw:connector>
        <draw:connector draw:style-name="gr9" draw:text-style-name="P11" draw:layer="ConfigLayout" draw:type="line" svg:x1="57.001cm" svg:y1="25.62cm" svg:x2="55.551cm" svg:y2="25.871cm" svg:d="M57001 25620l-1450 251" svg:viewBox="0 0 1451 252">
          <text:p/>
        </draw:connector>
        <draw:connector draw:style-name="gr9" draw:text-style-name="P11" draw:layer="ConfigLayout" draw:type="line" svg:x1="52.6cm" svg:y1="22.736cm" svg:x2="53.6cm" svg:y2="24.685cm" draw:start-shape="id22" draw:start-glue-point="1" svg:d="M52600 22736l1000 1949" svg:viewBox="0 0 1001 1950">
          <text:p/>
        </draw:connector>
        <draw:g xml:id="id22" draw:id="id22">
          <draw:g>
            <draw:custom-shape draw:style-name="gr11" draw:text-style-name="P14" draw:layer="ConfigLayout" svg:width="0.8cm" svg:height="0.3cm" svg:x="49.3cm" svg:y="22.137cm">
              <text:p text:style-name="P13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ConfigLayout" svg:width="2.5cm" svg:height="0.3cm" svg:x="50.1cm" svg:y="22.135cm">
              <text:p text:style-name="P13"><text:span text:style-name="T5">Thre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4" draw:layer="ConfigLayout" svg:width="0.8cm" svg:height="0.3cm" svg:x="49.3cm" svg:y="22.437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ConfigLayout" svg:width="2.5cm" svg:height="0.3cm" svg:x="50.1cm" svg:y="22.435cm">
              <text:p text:style-name="P13"><text:span text:style-name="T5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4" draw:layer="ConfigLayout" svg:width="3.3cm" svg:height="0.3cm" svg:x="49.3cm" svg:y="22.737cm">
              <text:p text:style-name="P13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4" draw:layer="ConfigLayout" svg:width="1.1cm" svg:height="0.3cm" svg:x="51.5cm" svg:y="23.037cm">
                <text:p text:style-name="P13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49.3cm" svg:y="23.037cm">
                <text:p text:style-name="P13"><text:span text:style-name="T5">Constant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ConfigLayout" svg:width="1.1cm" svg:height="0.3cm" svg:x="50.4cm" svg:y="23.037cm">
                <text:p text:style-name="P13"><text:span text:style-name="T5">100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8" draw:text-style-name="P10" draw:layer="ConfigLayout" draw:type="curve" draw:line-skew="-13.221cm" svg:x1="55.501cm" svg:y1="30.534cm" svg:x2="13.401cm" svg:y2="13.601cm" draw:start-shape="id16" draw:start-glue-point="7" draw:end-shape="id2" draw:end-glue-point="6" svg:d="M55501 30534c0-13677-42100-5211-42100-16933" svg:viewBox="0 0 42101 16934">
          <text:p/>
        </draw:connector>
        <draw:connector draw:style-name="gr10" draw:text-style-name="P10" draw:layer="layout" draw:type="curve" svg:x1="23.498cm" svg:y1="13.6cm" svg:x2="55.551cm" svg:y2="24.436cm" draw:start-shape="id2" draw:start-glue-point="4" draw:end-shape="id17" draw:end-glue-point="4" svg:d="M23498 13600c0 8280 32053 2862 32053 10836" svg:viewBox="0 0 32054 10837">
          <text:p text:style-name="P12">Key</text:p>
        </draw:connector>
        <draw:g xml:id="id25" draw:id="id25">
          <draw:g>
            <draw:custom-shape draw:style-name="gr11" draw:text-style-name="P14" draw:layer="layout" svg:width="0.8cm" svg:height="0.3cm" svg:x="1.7cm" svg:y="31.602cm">
              <text:p text:style-name="P13"><text:span text:style-name="T5">Nam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layout" svg:width="2.5cm" svg:height="0.3cm" svg:x="2.5cm" svg:y="31.6cm">
              <text:p text:style-name="P13"><text:span text:style-name="T5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1" draw:text-style-name="P14" draw:layer="layout" svg:width="0.8cm" svg:height="0.3cm" svg:x="1.7cm" svg:y="31.902cm">
              <text:p text:style-name="P13"><text:span text:style-name="T5">Type</text:span></text:p>
              <draw:enhanced-geometry svg:viewBox="0 0 21600 21600" draw:type="rectangle" draw:enhanced-path="M 0 0 L 21600 0 21600 21600 0 21600 0 0 Z N"/>
            </draw:custom-shape>
            <draw:custom-shape draw:style-name="gr12" draw:text-style-name="P14" draw:layer="layout" svg:width="2.5cm" svg:height="0.3cm" svg:x="2.5cm" svg:y="31.9cm">
              <text:p text:style-name="P13"><text:span text:style-name="T5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14" draw:layer="layout" svg:width="3.3cm" svg:height="0.3cm" svg:x="1.7cm" svg:y="32.202cm">
              <text:p text:style-name="P13"><text:span text:style-name="T5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4" draw:layer="layout" svg:width="1.1cm" svg:height="0.3cm" svg:x="3.9cm" svg:y="32.502cm">
                <text:p text:style-name="P13"><text:span text:style-name="T5">Doubl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layout" svg:width="1.1cm" svg:height="0.3cm" svg:x="1.7cm" svg:y="32.502cm">
                <text:p text:style-name="P13"><text:span text:style-name="T5">Pulse</text:span></text:p>
                <draw:enhanced-geometry svg:viewBox="0 0 21600 21600" draw:type="rectangle" draw:enhanced-path="M 0 0 L 21600 0 21600 21600 0 21600 0 0 Z N"/>
              </draw:custom-shape>
              <draw:custom-shape draw:style-name="gr14" draw:text-style-name="P14" draw:layer="layout" svg:width="1.1cm" svg:height="0.3cm" svg:x="2.8cm" svg:y="32.502cm">
                <text:p text:style-name="P13"><text:span text:style-name="T5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7" xml:id="id23" draw:id="id23" draw:layer="layout" svg:width="0.5cm" svg:height="0.5cm" svg:x="6.2cm" svg:y="3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11" draw:layer="layout" draw:type="line" svg:x1="6.45cm" svg:y1="33.8cm" svg:x2="6.601cm" svg:y2="35.802cm" draw:start-shape="id23" draw:start-glue-point="4" draw:end-shape="id24" draw:end-glue-point="3" svg:d="M6450 33800l151 2002" svg:viewBox="0 0 152 2003">
          <text:p/>
        </draw:connector>
        <draw:connector draw:style-name="gr9" draw:text-style-name="P11" draw:layer="layout" draw:type="line" svg:x1="3.35cm" svg:y1="32.802cm" svg:x2="6.2cm" svg:y2="34.05cm" draw:start-shape="id25" draw:start-glue-point="2" draw:end-shape="id23" draw:end-glue-point="6" svg:d="M3350 32802l2850 1248" svg:viewBox="0 0 2851 1249">
          <text:p/>
        </draw:connector>
        <draw:connector draw:style-name="gr10" draw:text-style-name="P10" draw:layer="layout" draw:type="curve" draw:line-skew="1.048cm" svg:x1="6.45cm" svg:y1="33.8cm" svg:x2="13.401cm" svg:y2="13.601cm" draw:start-shape="id23" draw:start-glue-point="4" draw:end-shape="id2" draw:end-glue-point="6" svg:d="M6450 33800c0-13425 6951-3326 6951-20199" svg:viewBox="0 0 6952 20200">
          <text:p text:style-name="P12">Reset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5cm" fo:page-height="4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3-18T13:35:56.158000000</dc:date>
    <meta:editing-duration>PT16H53M39S</meta:editing-duration>
    <meta:editing-cycles>84</meta:editing-cycles>
    <meta:document-statistic meta:object-count="286"/>
  </office:meta>
</office:document-meta>
</file>